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859cm"/>
    </style:style>
    <style:style style:name="pr3" style:family="presentation" style:parent-style-name="Standard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estwertspeiche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 xml:id="id1" text:id="id1">Weshalb werden die Dioden beim ROM benötigt?</text:p>
              </text:list-item>
              <text:list-item>
                <text:p xml:id="id2" text:id="id2">Kann man ein einmal beschriebenes OTP ROM nochmal beschreiben?</text:p>
              </text:list-item>
              <text:list-item>
                <text:p xml:id="id3" text:id="id3">Welche Anwendung finden Masken ROMs?</text:p>
              </text:list-item>
              <text:list-item>
                <text:p xml:id="id4" text:id="id4">Ein Speicher mit 32 Worten benötigt wie viel Adressbits?</text:p>
              </text:list-item>
              <text:list-item>
                <text:p xml:id="id5" text:id="id5">Was unterscheidet Masken ROM und OTP ROM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PRO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 xml:id="id6" text:id="id6">Was ist der Unterschied zwischen einem OTP ROM und einem EPROM?</text:p>
              </text:list-item>
              <text:list-item>
                <text:p xml:id="id7" text:id="id7">Wieso ist es wichtig, dass das Floating Gate isoliert ist?</text:p>
              </text:list-item>
              <text:list-item>
                <text:p xml:id="id8" text:id="id8">Wie lange bleibt die Information erhalten?</text:p>
              </text:list-item>
              <text:list-item>
                <text:p xml:id="id9" text:id="id9">Wie werden Informationen gelöscht?</text:p>
              </text:list-item>
              <text:list-item>
                <text:p xml:id="id10" text:id="id10">Wie viele Schreibvorgänge sind realisierba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Dynamisches RA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 xml:id="id11" text:id="id11">Welche Bedeutung haben die drei Transistoren?</text:p>
              </text:list-item>
              <text:list-item>
                <text:p xml:id="id12" text:id="id12">Wieso muss man ein DRAM aktualisieren?</text:p>
              </text:list-item>
              <text:list-item>
                <text:p xml:id="id13" text:id="id13">Wo finden DRAMs heute Anwendung?</text:p>
              </text:list-item>
              <text:list-item>
                <text:p xml:id="id14" text:id="id14">Wieso ist ein DRAM flüchtig?</text:p>
              </text:list-item>
              <text:list-item>
                <text:p xml:id="id15" text:id="id15">Welches Element dient zum Speichern der Information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tatisches RAM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 xml:id="id16" text:id="id16">Wie viele Transistoren werden benötigt?</text:p>
              </text:list-item>
              <text:list-item>
                <text:p xml:id="id17" text:id="id17">Wo werden SRAMs eingesetzt?</text:p>
              </text:list-item>
              <text:list-item>
                <text:p xml:id="id18" text:id="id18">Welchen Vorteil bieten sie gegenüber DRAMs?</text:p>
              </text:list-item>
              <text:list-item>
                <text:p xml:id="id19" text:id="id19">Welchen Nachteil bieten sie gegenüber DRAMs?</text:p>
              </text:list-item>
              <text:list-item>
                <text:p xml:id="id20" text:id="id20">Was ist ein NVRAM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5T13:28:48.19</meta:creation-date>
    <meta:editing-duration>PT1H57M3S</meta:editing-duration>
    <meta:editing-cycles>3</meta:editing-cycles>
    <dc:date>2016-04-01T12:30:34.311715942</dc:date>
    <meta:generator>LibreOffice/4.3.7.2$Linux_X86_64 LibreOffice_project/430$Build-2</meta:generator>
    <dc:creator>Günther Jena</dc:creator>
    <meta:document-statistic meta:object-count="37"/>
  </office:meta>
</office:document-meta>
</file>